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999999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b2b2b2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61">
      <style:table-cell-properties fo:background-color="#b2b2b2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2b2b2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map style:condition="cell-content()=0" style:apply-style-name="Good" style:base-cell-address="Planilha1.D9"/>
      <style:map style:condition="cell-content()=&quot;NÃO EXECUTADO&quot;" style:apply-style-name="Accent_20_1" style:base-cell-address="Planilha1.D9"/>
      <style:map style:condition="cell-content()=&quot;FALHOU&quot;" style:apply-style-name="Bad" style:base-cell-address="Planilha1.D9"/>
      <style:map style:condition="cell-content()=&quot;BLOQUEADO&quot;" style:apply-style-name="Warning" style:base-cell-address="Planilha1.D9"/>
    </style:style>
    <style:style style:name="ce12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ÃO EXECUTADO&quot;;&quot;PASSOU&quot;;&quot;FALHOU&quot;;&quot;BLOQUEADO&quot;)" table:allow-empty-cell="false" table:display-list="sort-ascending" table:base-cell-address="Planilha1.E9">
          <table:error-message table:message-type="stop" table:display="true"/>
        </table:content-validation>
        <table:content-validation table:name="val2" table:base-cell-address="Planilha1.E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Nome do Tester:</text:p>
          </table:table-cell>
          <table:table-cell table:style-name="ce6" office:value-type="string" calcext:value-type="string">
            <text:p>Arthur Campolina</text:p>
          </table:table-cell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Data de Execução:</text:p>
          </table:table-cell>
          <table:table-cell table:style-name="ce7" office:value-type="date" office:date-value="2022-05-24" calcext:value-type="date">
            <text:p>24/05/22</text:p>
          </table:table-cell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Aplicação:</text:p>
          </table:table-cell>
          <table:table-cell table:style-name="ce6" office:value-type="string" calcext:value-type="string">
            <text:p>BugBank (<text:a xlink:href="https://docs.google.com/document/d/1gAvbGxUl9qCdqyF_-5LRwU9VbRZygZxV/edit" xlink:type="simple">https://docs.google.com/document/d/1gAvbGxUl9qCdqyF_-5LRwU9VbRZygZxV/edit</text:a>)</text:p>
          </table:table-cell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Horário de Início:</text:p>
          </table:table-cell>
          <table:table-cell table:style-name="ce8" office:value-type="time" office:time-value="PT21H47M00S" calcext:value-type="time">
            <text:p>21:47:00</text:p>
          </table:table-cell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Horário de Finalização:</text:p>
          </table:table-cell>
          <table:table-cell table:style-name="ce8" office:value-type="time" office:time-value="PT22H45M00S" calcext:value-type="time">
            <text:p>22:45:00</text:p>
          </table:table-cell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Pré-Condição:</text:p>
          </table:table-cell>
          <table:table-cell table:style-name="ce6" office:value-type="string" calcext:value-type="string">
            <text:p>Abrir app</text:p>
          </table:table-cell>
          <table:table-cell table:style-name="ce10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RESULTADO ESPERADO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ENTÁRIOS</text:p>
          </table:table-cell>
          <table:table-cell table:style-name="ce2" office:value-type="string" calcext:value-type="string">
            <text:p>ID DO BUG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licar em Novo Cadastro</text:p>
          </table:table-cell>
          <table:table-cell table:style-name="ce9" office:value-type="string" calcext:value-type="string">
            <text:p>O usuário deve ser levado para a página do formulário</text:p>
          </table:table-cell>
          <table:table-cell table:style-name="ce11" table:content-validation-name="val1" office:value-type="string" calcext:value-type="string">
            <text:p>PASSOU</text:p>
          </table:table-cell>
          <table:table-cell table:style-name="ce12"/>
          <table:table-cell table:style-name="ce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Preencher o campo “Email” com um e-mail valido <text:a xlink:href="mailto:exemplo@exemplo.com" xlink:type="simple">exemplo@exemplo.com</text:a></text:p>
          </table:table-cell>
          <table:table-cell table:style-name="ce3"/>
          <table:table-cell table:style-name="ce11" table:content-validation-name="val1" office:value-type="string" calcext:value-type="string">
            <text:p>PASSOU</text:p>
          </table:table-cell>
          <table:table-cell table:style-name="ce3"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content-validation-name="val1" office:value-type="string" calcext:value-type="string">
            <text:p>NÃO EXECUTADO</text:p>
          </table:table-cell>
          <table:table-cell table:style-name="ce3"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content-validation-name="val1" office:value-type="string" calcext:value-type="string">
            <text:p>NÃO EXECUTADO</text:p>
          </table:table-cell>
          <table:table-cell table:style-name="ce3" table:content-validation-name="val2"/>
          <table:table-cell table:style-name="ce3"/>
        </table:table-row>
        <table:table-row table:style-name="ro2">
          <table:table-cell table:number-columns-repeated="6"/>
        </table:table-row>
        <table:table-row table:style-name="ro1" table:number-rows-repeated="10">
          <table:table-cell table:number-columns-repeated="6"/>
        </table:table-row>
        <table:table-row table:style-name="ro1" table:number-rows-repeated="5">
          <table:table-cell table:style-name="ce5" table:number-columns-repeated="6"/>
        </table:table-row>
        <table:table-row table:style-name="ro1">
          <table:table-cell table:style-name="ce5" table:number-columns-repeated="6"/>
        </table:table-row>
        <calcext:conditional-formats>
          <calcext:conditional-format calcext:target-range-address="Planilha1.D9:Planilha1.D12">
            <calcext:condition calcext:apply-style-name="Good" calcext:value="=0" calcext:base-cell-address="Planilha1.D9"/>
            <calcext:condition calcext:apply-style-name="Accent 1" calcext:value="=&quot;NÃO EXECUTADO&quot;" calcext:base-cell-address="Planilha1.D9"/>
            <calcext:condition calcext:apply-style-name="Bad" calcext:value="=&quot;FALHOU&quot;" calcext:base-cell-address="Planilha1.D9"/>
            <calcext:condition calcext:apply-style-name="Warning" calcext:value="=&quot;BLOQUEADO&quot;" calcext:base-cell-address="Planilha1.D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ffffff"/>
    </style:style>
    <style:style style:name="Sem_20_título2" style:display-name="Sem título2" style:family="table-cell" style:parent-style-name="Default">
      <style:table-cell-properties fo:background-color="#ffff00" style:diagonal-bl-tr="none" style:diagonal-tl-br="none"/>
    </style:style>
    <style:style style:name="NÃO_20_EXECUTADO" style:display-name="NÃO EXECUTADO" style:family="table-cell" style:parent-style-name="Default">
      <style:table-cell-properties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21:14:29.842000000</meta:creation-date>
    <dc:date>2022-05-24T21:50:26.759000000</dc:date>
    <meta:editing-duration>PT4M20S</meta:editing-duration>
    <meta:editing-cycles>1</meta:editing-cycles>
    <meta:generator>LibreOffice/7.3.0.3$Windows_X86_64 LibreOffice_project/0f246aa12d0eee4a0f7adcefbf7c878fc2238db3</meta:generator>
    <meta:document-statistic meta:table-count="1" meta:cell-count="29" meta:object-count="0"/>
  </office:meta>
</office:document-meta>
</file>